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2025-02-13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2024-02-28 19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844" calcext:value-type="float">
            <text:p>37.04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2023-01-19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4152" calcext:value-type="float">
            <text:p>34.74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2022-02-17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2021-02-25 18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6968" calcext:value-type="float">
            <text:p>35.17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2019-12-11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2019-02-05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5624" calcext:value-type="float">
            <text:p>32.80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2017-12-13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2017-01-05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2016-02-03 14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2014-12-09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2014-01-22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1808" calcext:value-type="float">
            <text:p>35.80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2013-01-13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17304" calcext:value-type="float">
            <text:p>34.81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2011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201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2010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200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200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200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2007-01-25 0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2006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2006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2005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2003-01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2002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688" calcext:value-type="float">
            <text:p>39.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2001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9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97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96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95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94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93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92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91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90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90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9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8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7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7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7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6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6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6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6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5-08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5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5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4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4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4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4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4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3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3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3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3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3-06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3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3-04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3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2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1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1-06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1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1-04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1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1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0-07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80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79-05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79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79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78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78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78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78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78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77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77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75-09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7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75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75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75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48" calcext:value-type="float">
            <text:p>91.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74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48" calcext:value-type="float">
            <text:p>91.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74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74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74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74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73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73-1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48" calcext:value-type="float">
            <text:p>91.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73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48" calcext:value-type="float">
            <text:p>91.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73-09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44" calcext:value-type="float">
            <text:p>92.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73-08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496" calcext:value-type="float">
            <text:p>92.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73-07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44" calcext:value-type="float">
            <text:p>92.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73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752" calcext:value-type="float">
            <text:p>90.6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73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8592" calcext:value-type="float">
            <text:p>93.0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73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4688" calcext:value-type="float">
            <text:p>93.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72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71-06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832" calcext:value-type="float">
            <text:p>89.4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63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2095034601</text:p>
          </table:table-cell>
          <table:table-cell office:value-type="string" calcext:value-type="string">
            <text:p>1963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71" meta:object-count="0"/>
    <meta:user-defined meta:name="AppVersion">3.0</meta:user-defined>
  </office:meta>
</office:document-meta>
</file>